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 style:data-style-name="N2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DeletedTable" style:family="table">
      <style:table-properties style:width="6.925in" table:align="margins"/>
    </style:style>
    <style:style style:name="DeletedTable.A" style:family="table-column">
      <style:table-column-properties style:column-width="3.4625in" style:rel-column-width="32767*"/>
    </style:style>
    <style:style style:name="DeletedTable.B" style:family="table-column">
      <style:table-column-properties style:column-width="3.4625in" style:rel-column-width="32768*"/>
    </style:style>
    <style:style style:name="Deleted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eletedTable.B1" style:family="table-cell">
      <style:table-cell-properties fo:padding="0.0382in" fo:border="0.0007in solid #000000"/>
    </style:style>
    <style:style style:name="DeletedTable.A2" style:family="table-cell">
      <style:table-cell-properties fo:padding="0.0382in" fo:border-left="0.0007in solid #000000" fo:border-right="none" fo:border-top="none" fo:border-bottom="0.0007in solid #000000"/>
    </style:style>
    <style:style style:name="Deleted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B" style:family="table-column">
      <style:table-column-properties style:column-width="1.1542in" style:rel-column-width="1092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/>
    <style:style style:name="Table5.D" style:family="table-column">
      <style:table-column-properties style:column-width="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 style:data-style-name="N2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" style:family="paragraph" style:parent-style-name="Default_20_Text">
      <style:text-properties style:language-asian="zh" style:country-asian="CN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ahoma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ahoma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ahoma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ahoma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ahoma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ahoma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ahoma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ahoma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ahoma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ahoma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ahoma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ahoma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ahoma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ahoma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ahoma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ahoma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ahoma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ahoma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ahoma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ahoma"/>
      </text:list-level-style-bullet>
    </text:list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Asdfsdf</text:p>
      <text:p text:style-name="Default_20_Text"/>
      <table:table table:name="Table3" table:style-name="Table3">
        <table:table-column table:style-name="Table3.A" table:number-columns-repeated="5"/>
        <table:table-header-rows>
          <table:table-row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>Here</text:p>
            </table:table-cell>
            <table:table-cell table:style-name="Table3.A1" office:value-type="string">
              <text:p text:style-name="Table_20_Heading"/>
            </table:table-cell>
            <table:table-cell table:style-name="Table3.E1" office:value-type="string">
              <text:p text:style-name="Table_20_Heading"/>
            </table:table-cell>
          </table:table-row>
          <table:table-row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A2" office:value-type="string">
              <text:p text:style-name="Table_20_Heading"/>
            </table:table-cell>
            <table:table-cell table:style-name="Table3.E2" office:value-type="string">
              <text:p text:style-name="Table_20_Heading"/>
            </table:table-cell>
          </table:table-row>
        </table:table-header-rows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Default_20_Text"/>
      <text:p text:style-name="Default_20_Text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df</text:p>
          </table:table-cell>
          <table:table-cell table:style-name="Table2.A1" office:value-type="string">
            <text:p text:style-name="Table_20_Heading">sdf</text:p>
          </table:table-cell>
          <table:table-cell table:style-name="Table2.C1" office:value-type="string">
            <text:p text:style-name="Table_20_Heading">sdf</text:p>
          </table:table-cell>
        </table:table-row>
        <table:table-row>
          <table:table-cell table:style-name="Table2.A2" office:value-type="string">
            <text:p text:style-name="Table_20_Contents">sdf</text:p>
          </table:table-cell>
          <table:table-cell table:style-name="Table2.A2" office:value-type="string">
            <text:p text:style-name="Table_20_Contents">sdf</text:p>
          </table:table-cell>
          <table:table-cell table:style-name="Table2.C2" office:value-type="string">
            <text:p text:style-name="Table_20_Contents">sf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</table:table>
      <text:p text:style-name="Default_20_Text"/>
      <text:p text:style-name="Default_20_Text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cell1</text:p>
          </table:table-cell>
          <table:table-cell table:style-name="Table1.A1" office:value-type="string">
            <text:p text:style-name="P1">cell2</text:p>
          </table:table-cell>
          <table:table-cell table:style-name="Table1.C1" office:value-type="float" office:value="0">
            <text:p text:style-name="Table_20_Contents">0.00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35546386" text:style-name="L1">
              <text:list-item>
                <text:p text:style-name="P3">Aa</text:p>
              </text:list-item>
              <text:list-item>
                <text:p text:style-name="P3">bb</text:p>
              </text:list-item>
              <text:list-item>
                <text:p text:style-name="P3">cc</text:p>
              </text:list-item>
              <text:list-item>
                <text:p text:style-name="P3">dd</text:p>
              </text:list-item>
            </text:list>
            <text:p text:style-name="Table_20_Contents">e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name="DeletedTable" table:style-name="DeletedTable">
        <table:table-column table:style-name="DeletedTable.A"/>
        <table:table-column table:style-name="DeletedTable.B"/>
        <table:table-row>
          <table:table-cell table:style-name="DeletedTable.A1" office:value-type="string">
            <text:p text:style-name="Table_20_Contents">This table will be deleted</text:p>
          </table:table-cell>
          <table:table-cell table:style-name="DeletedTable.B1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table:number-rows-spanned="2" office:value-type="string">
            <text:p text:style-name="Table_20_Contents"/>
          </table:table-cell>
        </table:table-row>
        <table:table-row>
          <table:table-cell table:style-name="DeletedTable.A2" office:value-type="string">
            <text:p text:style-name="Table_20_Contents"/>
          </table:table-cell>
          <table:covered-table-cell/>
        </table:table-row>
        <table:table-row>
          <table:table-cell table:style-name="DeletedTable.A2" office:value-type="string">
            <text:p text:style-name="Table_20_Contents"/>
          </table:table-cell>
          <table:table-cell table:style-name="DeletedTable.B2" office:value-type="string">
            <text:p text:style-name="Table_20_Contents"/>
          </table:table-cell>
        </table:table-row>
      </table:table>
      <text:p text:style-name="Default_20_Text"/>
      <text:p text:style-name="Default_20_Text">sample table to delete column 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2"/>
      <text:p text:style-name="P2">sample table to test splitRepeatedColumns()</text:p>
      <table:table table:name="Table5" table:style-name="Table5">
        <table:table-column table:style-name="Table5.A" table:number-columns-repeated="3"/>
        <table:table-column table:style-name="Table5.D" table:number-columns-repeated="3"/>
        <table:table-row>
          <table:table-cell table:style-name="Table5.A1" office:value-type="string">
            <text:p text:style-name="Table_20_Contents">cell1</text:p>
          </table:table-cell>
          <table:table-cell table:style-name="Table5.A1" office:value-type="string">
            <text:p text:style-name="P1">cell2</text:p>
          </table:table-cell>
          <table:table-cell table:style-name="Table5.C1" office:value-type="float" office:value="0">
            <text:p text:style-name="Table_20_Contents">0.00</text:p>
          </table:table-cell>
          <table:table-cell table:style-name="Table5.D1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list xml:id="list35522117" text:style-name="L2">
              <text:list-item>
                <text:p text:style-name="P4">Aa</text:p>
              </text:list-item>
              <text:list-item>
                <text:p text:style-name="P4">bb</text:p>
              </text:list-item>
              <text:list-item>
                <text:p text:style-name="P4">cc</text:p>
              </text:list-item>
              <text:list-item>
                <text:p text:style-name="P4">dd</text:p>
              </text:list-item>
            </text:list>
            <text:p text:style-name="Table_20_Contents">ee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family-generic="swiss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2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12-16T13:49:43</meta:creation-date>
    <dc:date>2010-09-25T15:41:50.14</dc:date>
    <dc:language>en-US</dc:language>
    <meta:editing-cycles>14</meta:editing-cycles>
    <meta:editing-duration>PT04H54M13S</meta:editing-duration>
    <meta:document-statistic meta:table-count="6" meta:image-count="0" meta:object-count="0" meta:page-count="2" meta:paragraph-count="29" meta:word-count="50" meta:character-count="204"/>
    <meta:user-defined meta:name="Info 1"/>
    <meta:user-defined meta:name="Info 2"/>
    <meta:user-defined meta:name="Info 3"/>
    <meta:user-defined meta:name="Info 4"/>
  </office:meta>
</office:document-meta>
</file>